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Zigeunersteak von der Pute mit Bratkarfoffeln und gemischtem Blattsalat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ikantes Mais-Cremesüppchen mit Walnüssen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unte Quinoa Gemüsepfanne an Kräutersauc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ragout mit Kräuternudeln und Grilltomat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äse-Lauchsuppe mit Hackfleisch und Kräutern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erbsgulasch von Hokkaido-Kürbis und Weißkohl an Salzkartoffeln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ulasch von der Pute mit Pilzen an Paprikareis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üss-saure Eier auf Kartoffelpüre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Weißer-Bohnen-Eintopf “Serbische Art” mit frischen Kräutern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r Schweinebraten mit Apfelrotkohl und Spätzl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Orangen-Süppchen mit Ingwer-Schmand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kkaroni-Käse-Auflauf mit Tomatensauc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filet in Backteig an warmem Kartoffelsalat und Remoulad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auer-Scharf-Suppe mit Frühlingszwiebeln und Sprossen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Grünkern-Pfanne mit frischem Herbstgemüse und hausgemachtem Kräuterquark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aftige Spare Ribs mit Spicy Wedges, Coleslaw und Sour Cream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arokkanische Gemüse-Suppe mit Couscous und frischen Kräutern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ländische Rindfleischpfanne mit Kokos und Gemüse dazu Basmatireis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süppchen mit Kresse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Kürbis und Kraüterschmand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Boulette mit Mischgemüse an Senfsauce und Petersilienkartoffel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Karotten-Eintopf mit Fleisch und frischen Kräuter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okkoli-Reistopf mit feuriger Tomaten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Omas Geflügelleber mit Kartoffelpüree und Apfel-Zwiebel-Gemüs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-Brokkoli-Pfanne mit Gorgonzola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Kohleintopf mit Erdäpfeln und frischen Kräuter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rtoffelrösti mit hausgebeiztem Lachs an Dill-Senf-Sauce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Chili-Suppe mit Sesamcroutons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bratener Tofu mit Zucchini-Möhren-Salat und Ingwerreis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ühnerfrikassee mit buntem Gartengemüse und Kräuterkartoffel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Tomaten-Kräuter-Dip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Paprikasüppchen mit Karottenraspel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krustenbraten an Sauerkraut und Erbspüree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Buchweize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asmatireis mit Kokos, rotem Curry-Sojageschnetzeltem und frischem Gemüse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ayrischer Ochsenbraten mit Waldpilzen und Semmelknödeln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 Lasagne mit Kräuterdip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Bohnen-Eintopf mit frischen Kräuter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getthi Bolognese mit geriebenem Gouda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Ungarische Gulaschsuppe mit Paprikastreife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Gemüse-Pfanne mit Salzkartoffeln und Tomatensauce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untes Fischragout mit Dill und Zitronenrei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mit Basilikumsauce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keule nach indischer Art mit Gemüse und Duftreis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Bayrischer Sauerkrautkartoffelsuppe mit Speckwürfeln und Lauchstreifen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wei gekochte Eier in pikanter Senfsauce mit Kartoffelpüre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 überbacken mit Tomate-Mozzarella, Bandnudeln und Paprikagemüs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Gemüsepfanne an Pilzsauc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Hendl-Suppe Hühnersuppe mit Gemüsestreifen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Sauerkraut mit Salzkartoffeln und Senfsauce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aukraut-Kartoffel-Auflauf mit Kräuterschmand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Indischer roter Linseneintopf mit Paprikastreifen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lbes Putencurry mit Sprossen, Kokosmilch und Chilireis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Eintopf von der Tellerlinse mit Balsamico-Dip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äsespätzle mit Röstzwiebeln und Rucola-Sonnenblumenkern-Salat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ürbis-Lachs-Lasagne mit Käse überbacken und Kräuterquark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Steckrübensuppe mit gerösteten Haferflocken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fanne von Marktgemüse und Hirse an Petersilien-Joghurt-Dip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an Backkartoffeln und Tzatziki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Basilikumpesto, Rucula, Oliven und Cherrytomaten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Kräftige Tomatensuppe mit Basilikum und Reis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Kirschtomaten, Falafel und Joghurt-Dressing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Butter und Salbei</text:p>
          </table:table-cell>
          <table:table-cell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Bacon und Rucola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aprika-Schweinegeschnetzeltes mit Ofenkartoffeln und Sour Cream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Oliven-Pesto und Cherrytomaten</text:p>
          </table:table-cell>
          <table:table-cell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Ungarischer Wirshing-Speck-Kartoffel-Topf mit Lauchstreifen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gebraten mit Gurkensalat, Dillsauce und Salzkartoffeln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Quinoarisotto an Rote Beete-Gemüse</text:p>
          </table:table-cell>
          <table:table-cell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Italianische Minestrone mit Nudeln und frischen Kräutern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diterrane Tomaten-Hackfleisch-Lasagne mit Basilikum-Dip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r Gemüseteller mit Kartoffeln und Kräuter-Dip</text:p>
          </table:table-cell>
          <table:table-cell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ied Chicken auf Mango-Bananencurry und Duftreis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wäbische Spätzle mit Ikäse-Rahm-Sauce und Röstzweibeln</text:p>
          </table:table-cell>
          <table:table-cell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suppe mit Salbei-Croutons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, Petersilienkartoffeln und Mandelbrokkoli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-Kartoffel-Pfanne mit Kräuterjoghurt</text:p>
          </table:table-cell>
          <table:table-cell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Orientalischer Linsen-Eintopf mit Paprika-Dip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Cornflakes-Panade dazu Paprika-Lauch-Gemüße und gebackenen Kräuterkartoffeln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Pastapfanne mit Gemüse und Hirtenkäse</text:p>
          </table:table-cell>
          <table:table-cell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Kokos-Suppe mit Kokosflocken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niertes Fischfilet an Brokkoli-Blumenkohl-Gemüße mit Limonen-Dillsauce und Vollkornreis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Bauersuppe mit geriebenem Käse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s Hawaii mit Möhren-Curryrahm an Butterreis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Brokkoli-Gratin mit feuriger Tomaten-Saucen</text:p>
          </table:table-cell>
          <table:table-cell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orschtsch mit sauerer Sahne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ürbis-Kichererbsencurry mit Kurkuma-Reis</text:p>
          </table:table-cell>
          <table:table-cell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Erbsensuppe mit frischen Kräutern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mit Pilt-Rahm und Spätzle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Quinoa mit Auberginengemüse und Hirtenkäse</text:p>
          </table:table-cell>
          <table:table-cell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artoffelsuppe mit Wiener Würtschen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Kräuterquark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 Gemüsebolognese und geriebenem Käse</text:p>
          </table:table-cell>
          <table:table-cell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Vegane Solkanka mit Räuchertofu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 and Chips mit Salat und Zitronenjoghurt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toffel-Kürbis-Pfanne mit Paprikastreifen und Kokos-Sauce</text:p>
          </table:table-cell>
          <table:table-cell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Walnüssen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brust mit Tomaten-Mozarella übernachen, Ratatouille und Backkartoffeln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schnitzel an Lauchrahm und Kartoffelpüree</text:p>
          </table:table-cell>
          <table:table-cell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pfanne mit rahmiger Pilz-Gemüse-Sauce und Butterkartoffeln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-Auberginen Ragout mit Kräuterreis und Basilikum</text:p>
          </table:table-cell>
          <table:table-cell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Cremesuppe mit Hirtenkäsewürfel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schmorter Putenbraten mit Rahm-Wirsing und Salzkartoffeln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Lasagne mit einem Kräuter-Dip und Salat</text:p>
          </table:table-cell>
          <table:table-cell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Kürbis-Suppe mit Lauchstreife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Wiener Art mit Kartoffel-Kürbis-Püree und Rahmerbse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nocchi-Tomatenpfanne mit Käse-Sauce und Kräutern</text:p>
          </table:table-cell>
          <table:table-cell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rokkanische Linsensuppe mit Schwarzkümmel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Welsfilet in Eihülle gebraten mit Wurzelgemüse und Bechamel-kartoffeln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irse-Gemüse-Pfanne mit Kirschtomatensauce</text:p>
          </table:table-cell>
          <table:table-cell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is-Süppchen mit gebraten Chilizwiebeln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xikanischer Auflaug mit Hackfleisch und Chili-Joghurt-Dip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ärkischer Bauerntopf mit Kartoffel an einer Gemüserahmsauce</text:p>
          </table:table-cell>
          <table:table-cell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Thai-Curry-Suppe mit Koriander und Karottenstreifen</text:p>
          </table:table-cell>
          <table:table-cell/>
        </table:table-row>
        <table:table-row table:style-name="ro1" table:number-rows-repeated="10482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2:59:56.446119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15:10:49.930062999</dc:date>
    <meta:editing-duration>PT1H36M19S</meta:editing-duration>
    <meta:editing-cycles>15</meta:editing-cycles>
    <meta:generator>LibreOffice/5.1.6.2$Linux_X86_64 LibreOffice_project/10m0$Build-2</meta:generator>
    <meta:document-statistic meta:table-count="1" meta:cell-count="2105" meta:object-count="0"/>
  </office:meta>
</office:document-meta>
</file>